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a8a" officeooo:paragraph-rsid="000e2a8a"/>
    </style:style>
    <style:style style:name="P2" style:family="paragraph" style:parent-style-name="Standard">
      <style:text-properties officeooo:rsid="000f9d52" officeooo:paragraph-rsid="001018ad"/>
    </style:style>
    <style:style style:name="P3" style:family="paragraph" style:parent-style-name="Standard">
      <style:text-properties officeooo:rsid="001018ad" officeooo:paragraph-rsid="001018ad"/>
    </style:style>
    <style:style style:name="P4" style:family="paragraph" style:parent-style-name="Standard">
      <style:text-properties officeooo:rsid="0012a96f" officeooo:paragraph-rsid="0012a96f"/>
    </style:style>
    <style:style style:name="P5" style:family="paragraph" style:parent-style-name="Standard">
      <style:text-properties officeooo:rsid="0012a96f" officeooo:paragraph-rsid="00132a34"/>
    </style:style>
    <style:style style:name="P6" style:family="paragraph" style:parent-style-name="Standard">
      <style:text-properties officeooo:rsid="00132a34" officeooo:paragraph-rsid="00132a34"/>
    </style:style>
    <style:style style:name="P7" style:family="paragraph" style:parent-style-name="Heading_20_1">
      <style:text-properties officeooo:rsid="000e2a8a" officeooo:paragraph-rsid="000e2a8a"/>
    </style:style>
    <style:style style:name="P8" style:family="paragraph" style:parent-style-name="Standard">
      <style:text-properties officeooo:rsid="00132a34" officeooo:paragraph-rsid="00132a34"/>
    </style:style>
    <style:style style:name="P9" style:family="paragraph" style:parent-style-name="Standard">
      <style:text-properties officeooo:rsid="000e2a8a" officeooo:paragraph-rsid="00297bcb"/>
    </style:style>
    <style:style style:name="T1" style:family="text">
      <style:text-properties officeooo:rsid="001018ad"/>
    </style:style>
    <style:style style:name="T2" style:family="text">
      <style:text-properties officeooo:rsid="00132a34"/>
    </style:style>
    <style:style style:name="T3" style:family="text">
      <style:text-properties officeooo:rsid="00134f9c"/>
    </style:style>
    <style:style style:name="T4" style:family="text">
      <style:text-properties officeooo:rsid="00145214"/>
    </style:style>
    <style:style style:name="T5" style:family="text">
      <style:text-properties officeooo:rsid="00162687"/>
    </style:style>
    <style:style style:name="T6" style:family="text">
      <style:text-properties officeooo:rsid="0017abba"/>
    </style:style>
    <style:style style:name="T7" style:family="text">
      <style:text-properties officeooo:rsid="001aefeb"/>
    </style:style>
    <style:style style:name="T8" style:family="text">
      <style:text-properties officeooo:rsid="001b00a6"/>
    </style:style>
    <style:style style:name="T9" style:family="text">
      <style:text-properties officeooo:rsid="001bd1eb"/>
    </style:style>
    <style:style style:name="T10" style:family="text">
      <style:text-properties officeooo:rsid="001fa77c"/>
    </style:style>
    <style:style style:name="T11" style:family="text">
      <style:text-properties officeooo:rsid="00278675"/>
    </style:style>
    <style:style style:name="T12" style:family="text">
      <style:text-properties officeooo:rsid="002a936a"/>
    </style:style>
    <style:style style:name="T13" style:family="text">
      <style:text-properties officeooo:rsid="002e1220"/>
    </style:style>
    <style:style style:name="T14" style:family="text">
      <style:text-properties officeooo:rsid="0030cf6f"/>
    </style:style>
    <style:style style:name="T15" style:family="text">
      <style:text-properties officeooo:rsid="00322a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7" text:outline-level="1">Interest Rates and Their <text:span text:style-name="T11">E</text:span>ffect on Stock Prices</text:h>
      <text:p text:style-name="P1"/>
      <text:p text:style-name="P1"/>
      <text:p text:style-name="P1">Following more than <text:span text:style-name="T1">six</text:span> consecutive years <text:span text:style-name="T8">with a federal funds rate of zero, </text:span>the Fed <text:span text:style-name="T3">has indicated that they are looking to</text:span> raise interest rates some time before the end of 2015. When interest rates will go up, stock prices will be pulled down. <text:span text:style-name="T1">There are multiple reasons for this. One way that stock prices are affected by</text:span> higher interest rates, <text:span text:style-name="T3">is that higher interest rates</text:span> translate into more expensive loans, making the recycling of debt, as well as new debt, more expensive. <text:span text:style-name="T9">Another reason is that government bonds become a more attractive investment, and therefore divert money away from other investments</text:span>. <text:span text:style-name="T1">H</text:span>igher interest rates <text:span text:style-name="T1">can therefore </text:span>result in less money flowing into <text:span text:style-name="T9">the stock market, </text:span>resulting in lower demand <text:span text:style-name="T3">for stocks</text:span>, and lower prices. </text:p>
      <text:p text:style-name="P1"/>
      <text:p text:style-name="P9">In addition, since this relationship is widely known, a broad expectation of future lower price levels forms whenever a broad expectation of future higher interest rates forms. For this reason, we are sure to see a drop in stock market price levels immediately following the rate raise announcement from the Fed. This drop in prices, at least in the short term, will be greater than the true economic <text:span text:style-name="T11">e</text:span>ffect of rate change, <text:span text:style-name="T4">as</text:span> <text:span text:style-name="T4">i</text:span>t will be largely due to money managers attempting to avoid future (expected further) price decline. A self fulfilling prophecy of sorts. <text:span text:style-name="T12">This might also be followed by later herd like behavior. That is, the drop in price itself may lead to more people wanting to sell. </text:span></text:p>
      <text:p text:style-name="P9"/>
      <text:p text:style-name="P9"><text:span text:style-name="T1">The long term effects on market prices will depend on the long term interest rates to follow in the years to come. In the long term, the general weight rising interest rates will have on the market, will be relative to the duration of them rising, as well as the duration of a “high" interest rates environment. That is, the effect of interest rates on price levels is a cumulative one. The more time rates are rising (or not declining) the stronger the effect. </text:span></text:p>
      <text:p text:style-name="P3"/>
      <text:p text:style-name="P4">By far the most powerful determinant of stock prices are earnings. <text:span text:style-name="T5">Over the past century, stocks have generally </text:span>trade<text:span text:style-name="T5">d</text:span> at around 15 times earnings. Interest rates, once established over a period of a few years, will push this multiple higher or lower. In periods of low interest rates (as we are in right now) stocks <text:span text:style-name="T5">may</text:span> trade at an earnings multiple <text:span text:style-name="T5">close</text:span> to 20. While long periods of high interest rates can push the market downwards to trade at a<text:span text:style-name="T5">n earnings</text:span> multiple lower than 15. Earnings do not stay constant over time. Over a short period of a couple years, earnings may decrease significantly or increase significantly. <text:span text:style-name="T2">Generally</text:span>, over the past <text:span text:style-name="T5">century</text:span>, earnings have increased <text:span text:style-name="T5">slightly </text:span>every year, even after allowing for inflation. </text:p>
      <text:p text:style-name="P4"/>
      <text:p text:style-name="P5"><text:span text:style-name="T2">To </text:span>get a broader picture of what can be expected in the US stock market over the next <text:span text:style-name="T6">ten to twenty </text:span>years, <text:span text:style-name="T2">lets </text:span>assume that earnings, overall, will continue to increase slightly <text:span text:style-name="T2">at a rate of 2% a year (which is a reasonable to optimistic future). This means earnings will increase by about 20% (in total) in ten years, and by 50% in twenty.</text:span> If interest rates increase significantly (say to above 8%) over this period, <text:span text:style-name="T2">we can assume that stocks will trade at a lower multiple of earnings. If, for example they trade at around 12 times earnings, the market will see trading at price levels about 25% lower than today, ten years from now, and about 10% lower than today twenty years from now. </text:span></text:p>
      <text:p text:style-name="P5"/>
      <text:p text:style-name="P6"><text:span text:style-name="T14">We can also examine the future possible returns if interest rates rise, but still stay in a “low” range, of about </text:span>2-6% over the next twenty years, <text:span text:style-name="T14">w</text:span>hile still assuming <text:span text:style-name="T14">that </text:span>earnings will grow by 2% every year. <text:soft-page-break/>If we guess stocks will trade at a multiple of 16 <text:span text:style-name="T15">times earnings under these interest rates</text:span>, then ten years from now stocks will trade at roughly the same prices as they do today. Under these same assumptions stocks will be trading about 20% higher in twenty years, which works out to just under a 1% annual return. </text:p>
      <text:p text:style-name="P5"/>
      <text:p text:style-name="P6">Bottom line: You can safely expect a drop in stock prices to immediately follow the upcoming announcement from the Fed that they are raising their target for the federal funds rate. What will happen afterwards, strongly depends on the Fed's management of interest rates in the years to come. <text:span text:style-name="T10">I</text:span>f <text:span text:style-name="T7">stocks are </text:span>bought at current prices, <text:span text:style-name="T10">then e</text:span>ven under <text:span text:style-name="T3">relatively</text:span> positive assumptions of <text:span text:style-name="T3">consistent</text:span> increases in corporate earnings as well as relatively low interest rates, return<text:span text:style-name="T7">s</text:span> can be expected to be low over the next ten to <text:span text:style-name="T10">twenty</text:span> years.</text:p>
      <text:p text:style-name="P2"/>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14:45:33.389123366</meta:creation-date>
    <dc:date>2015-04-23T14:50:51.154833361</dc:date>
    <meta:editing-duration>P1DT23H59M23S</meta:editing-duration>
    <meta:editing-cycles>30</meta:editing-cycles>
    <meta:generator>LibreOffice/4.2.7.2$Linux_X86_64 LibreOffice_project/420m0$Build-2</meta:generator>
    <meta:document-statistic meta:table-count="0" meta:image-count="0" meta:object-count="0" meta:page-count="2" meta:paragraph-count="8" meta:word-count="771" meta:character-count="4458" meta:non-whitespace-character-count="3689"/>
  </office:meta>
</office:document-meta>
</file>